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1252a" loext:opacity="100%" style:font-name="Open Sans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1252a" loext:opacity="100%" style:font-name="Open Sans" fo:font-size="12pt" fo:letter-spacing="normal" fo:font-style="normal" fo:font-weight="normal" officeooo:paragraph-rsid="00084fd9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1252a" loext:opacity="100%" style:font-name="Open Sans" fo:font-size="12pt" fo:letter-spacing="normal" fo:font-style="normal" fo:font-weight="normal" officeooo:rsid="00084fd9" officeooo:paragraph-rsid="00084fd9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text-align="center" style:justify-single-word="false" fo:orphans="2" fo:widows="2" fo:text-indent="0in" style:auto-text-indent="false"/>
      <style:text-properties fo:font-variant="normal" fo:text-transform="none" fo:color="#21252a" loext:opacity="100%" style:font-name="Open Sans" fo:font-size="12pt" fo:letter-spacing="normal" fo:font-style="normal" fo:font-weight="normal" officeooo:rsid="00084fd9" officeooo:paragraph-rsid="00084fd9"/>
    </style:style>
    <style:style style:name="P5" style:family="paragraph" style:parent-style-name="Standard">
      <style:text-properties fo:font-variant="normal" fo:text-transform="none" fo:color="#21252a" loext:opacity="100%" style:font-name="Open Sans" fo:font-size="12pt" fo:letter-spacing="normal" fo:font-style="normal" fo:font-weight="normal" officeooo:rsid="000a4f3f" officeooo:paragraph-rsid="000c5188" style:font-weight-asian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1252a" loext:opacity="100%" style:font-name="Open Sans" fo:font-size="12pt" fo:letter-spacing="normal" fo:font-style="normal" fo:font-weight="normal" officeooo:rsid="000a3876" officeooo:paragraph-rsid="000a3876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1252a" loext:opacity="100%" style:font-name="Open Sans" fo:font-size="12pt" fo:letter-spacing="normal" fo:font-style="normal" fo:font-weight="normal" officeooo:rsid="000a4f3f" officeooo:paragraph-rsid="000a4f3f" style:font-weight-asian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1252a" loext:opacity="100%" style:font-name="Open Sans" fo:font-size="12pt" fo:letter-spacing="normal" fo:font-style="normal" fo:font-weight="normal" officeooo:rsid="000c5188" officeooo:paragraph-rsid="000c5188" style:font-weight-asian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1252a" loext:opacity="100%" style:font-name="Open Sans" fo:font-size="12pt" fo:letter-spacing="normal" fo:font-style="normal" fo:font-weight="normal" officeooo:rsid="000e20bb" officeooo:paragraph-rsid="000e20bb" style:font-weight-asian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1252a" loext:opacity="100%" style:font-name="Open Sans" fo:font-size="12pt" fo:letter-spacing="normal" fo:font-style="normal" fo:font-weight="normal" officeooo:rsid="000ff00a" officeooo:paragraph-rsid="000ff00a" style:font-weight-asian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1252a" loext:opacity="100%" style:font-name="Open Sans" fo:font-size="12pt" fo:letter-spacing="normal" fo:font-style="normal" fo:font-weight="bold" style:font-weight-asian="bold" style:font-weight-complex="bold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1252a" loext:opacity="100%" style:font-name="Open Sans" fo:font-size="12pt" fo:letter-spacing="normal" fo:font-style="normal" fo:font-weight="bold" officeooo:rsid="000a4f3f" officeooo:paragraph-rsid="000a4f3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4ec9b0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586c0" loext:opacity="100%"/>
    </style:style>
    <style:style style:name="T6" style:family="text">
      <style:text-properties fo:color="#dcdcaa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ank Kyle Reddeman</text:p>
      <text:p text:style-name="P2"/>
      <text:p text:style-name="P4">Week 4: Research</text:p>
      <text:p text:style-name="P1"/>
      <text:p text:style-name="P11">1. What are the differences between Lists, Sets, and Maps in Java?</text:p>
      <text:p text:style-name="P6">The differences between Lists, Sets, and maps are that maps are a key and value pair with the key being unique. Sets can’t have duplicate values, and then Lists behave more similarly to arrays. <text:a xlink:type="simple" xlink:href="https://www.java67.com/2013/01/difference-between-set-list-and-map-in-java.html#:~:text=List%20in%20Java%20provides%20ordered,key-value%20pair%20and%20hashing." text:style-name="Internet_20_link" text:visited-style-name="Visited_20_Internet_20_Link">Link</text:a></text:p>
      <text:p text:style-name="P11">2. List at least two different implementations for each collection (List, Set, and Map). When would you use one of the implementations over the other?</text:p>
      <text:p text:style-name="P7"><text:span text:style-name="T1">Set:</text:span> HashSet and TreeSet, Using HashSet is faster but doesn’t guarentee order.</text:p>
      <text:p text:style-name="P7"><text:span text:style-name="T1">List</text:span>: ArrayList and LinkedList, Using ArrayList gives you faster access to anywhere in the list, but can be slower at removing elements and restructuring the list.</text:p>
      <text:p text:style-name="P12">Map: <text:span text:style-name="T2">HashMap and TreeMap, Using HashMap is fater but doesn’t guarentee order.</text:span></text:p>
      <text:p text:style-name="P7"><text:a xlink:type="simple" xlink:href="https://docs.oracle.com/javase/tutorial/collections/implementations/set.html" text:style-name="Internet_20_link" text:visited-style-name="Visited_20_Internet_20_Link">Set Link</text:a><text:tab/><text:a xlink:type="simple" xlink:href="https://docs.oracle.com/javase/tutorial/collections/implementations/list.html" text:style-name="Internet_20_link" text:visited-style-name="Visited_20_Internet_20_Link">List Link</text:a><text:tab/><text:a xlink:type="simple" xlink:href="https://docs.oracle.com/javase/tutorial/collections/implementations/map.html" text:style-name="Internet_20_link" text:visited-style-name="Visited_20_Internet_20_Link">Map Link</text:a></text:p>
      <text:p text:style-name="P11">3. Write a line of code that shows how you would instantiate an ArrayList of String.</text:p>
      <text:p text:style-name="P8">List&lt;String&gt; myList = new ArrayList&lt;&gt;();</text:p>
      <text:p text:style-name="P11">4. Write a line of code that shows how you would instantiate a HashSet of StringBuilder.</text:p>
      <text:p text:style-name="P10">Set&lt;StringBuilder&gt; mySet = new HashSet&lt;&gt;();</text:p>
      <text:p text:style-name="P11">5. Write a line of code that shows how you would instantiate a HashMap of String, String.</text:p>
      <text:p text:style-name="P9">Map&lt;String, String&gt; myMap = new HashMap&lt;&gt;();</text:p>
      <text:p text:style-name="P11">6. What is your favorite thing you learned this week?</text:p>
      <text:p text:style-name="P5">My favorite thing that I learned this week are Maps, having unique keys seems very usefu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5:00:54.757284172</meta:creation-date>
    <dc:date>2022-10-01T12:47:57.192633998</dc:date>
    <meta:editing-duration>PT12M43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1" meta:paragraph-count="17" meta:word-count="225" meta:character-count="1325" meta:non-whitespace-character-count="1117"/>
  </office:meta>
</office:document-meta>
</file>